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7.952cm"/>
    </style:style>
    <style:style style:name="co3" style:family="table-column">
      <style:table-column-properties fo:break-before="auto" style:column-width="7.216cm"/>
    </style:style>
    <style:style style:name="co4" style:family="table-column">
      <style:table-column-properties fo:break-before="auto" style:column-width="7.816cm"/>
    </style:style>
    <style:style style:name="co5" style:family="table-column">
      <style:table-column-properties fo:break-before="auto" style:column-width="7.51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style:font-name-complex="Ari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№</text:p>
          </table:table-cell>
          <table:table-cell table:style-name="ce2" office:value-type="string" calcext:value-type="string">
            <text:p>Шаги оптимизации графики</text:p>
          </table:table-cell>
          <table:table-cell table:style-name="ce2" office:value-type="string" calcext:value-type="string">
            <text:p>Производительность до оптимизации (в batches)</text:p>
          </table:table-cell>
          <table:table-cell table:style-name="ce2" office:value-type="string" calcext:value-type="string">
            <text:p>Производительность после оптимизации (в batches)</text:p>
          </table:table-cell>
          <table:table-cell table:style-name="ce2"/>
          <table:table-cell table:style-name="ce4"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Включение статического батчинга и установка «static» у объектов <text:span text:style-name="T1">Fat Tunnels</text:span><text:span text:style-name="T2"> (кроме одиночного)</text:span>, <text:span text:style-name="T1">Teeth</text:span><text:span text:style-name="T2"> (кроме одиночных и с разными текстурами)</text:span>, <text:span text:style-name="T1">Bones</text:span>, <text:span text:style-name="T1">Veins</text:span><text:span text:style-name="T2"> (кроме одиночных), </text:span><text:span text:style-name="T1">HeartRoom001</text:span></text:p>
          </table:table-cell>
          <table:table-cell office:value-type="float" office:value="400" calcext:value-type="float">
            <text:p>400</text:p>
          </table:table-cell>
          <table:table-cell office:value-type="float" office:value="370" calcext:value-type="float">
            <text:p>370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Включение динамического батчинга</text:p>
          </table:table-cell>
          <table:table-cell office:value-type="string" calcext:value-type="string">
            <text:p>370 (173 в <text:span text:style-name="T1">Editor</text:span>)</text:p>
          </table:table-cell>
          <table:table-cell office:value-type="string" calcext:value-type="string">
            <text:p>365 (167 в <text:span text:style-name="T1">Editor</text:span>)</text:p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Включение GPU Instancing у некоторых материалов (<text:span text:style-name="T1">bones</text:span>, <text:span text:style-name="T1">tooth</text:span>)</text:p>
          </table:table-cell>
          <table:table-cell office:value-type="string" calcext:value-type="string">
            <text:p>365 (167 в <text:span text:style-name="T1">Editor</text:span>)</text:p>
          </table:table-cell>
          <table:table-cell office:value-type="string" calcext:value-type="string">
            <text:p>365 (153 в <text:span text:style-name="T1">Editor</text:span>)</text:p>
          </table:table-cell>
          <table:table-cell office:value-type="string" calcext:value-type="string">
            <text:p>Значение в режиме игры не изменяется, потому что отрисовка этих объектов происходит при <text:span text:style-name="T1">Static Batching</text:span>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Примечание: Включение опции «<text:span text:style-name="T1">Baked Global Illumination</text:span><text:span text:style-name="T2">» понижает количество </text:span><text:span text:style-name="T1">batch</text:span><text:span text:style-name="T2"> в </text:span><text:span text:style-name="T1">Editor</text:span><text:span text:style-name="T2"> до 139, но повышает в режиме игры примерно на 1 — 4. (из-за того, что количество </text:span><text:span text:style-name="T1">Saved Batches</text:span><text:span text:style-name="T2"> понижается на 1 - 4?)</text:span></text:p>
          </table:table-cell>
          <table:table-cell table:number-columns-repeated="102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Включение <text:span text:style-name="T1">Occlusion Culling</text:span><text:span text:style-name="T2"> (включение опции </text:span><text:span text:style-name="T1">Static</text:span><text:span text:style-name="T2"> → </text:span><text:span text:style-name="T1">Occluder Static</text:span><text:span text:style-name="T2"> для стен и </text:span><text:span text:style-name="T1">Occludee Static</text:span><text:span text:style-name="T2"> </text:span><text:span text:style-name="T1">+</text:span><text:span text:style-name="T2"> </text:span><text:span text:style-name="T1">Occluder Static</text:span><text:span text:style-name="T2"> для мелких препятствий: </text:span><text:span text:style-name="T1">двери</text:span><text:span text:style-name="T2">, </text:span><text:span text:style-name="T1">блокеры</text:span><text:span text:style-name="T2"> и т. д.)</text:span></text:p>
          </table:table-cell>
          <table:table-cell office:value-type="string" calcext:value-type="string">
            <text:p>365 (153 в <text:span text:style-name="T1">Editor</text:span>)</text:p>
          </table:table-cell>
          <table:table-cell office:value-type="string" calcext:value-type="string">
            <text:p>130 (41 в <text:span text:style-name="T1">Editor</text:span>)</text:p>
          </table:table-cell>
          <table:table-cell table:style-name="ce8" office:value-type="string" calcext:value-type="string">
            <text:p><text:span text:style-name="T3">Параметры: </text:span><text:span text:style-name="T4">Smallest Occluder</text:span><text:span text:style-name="T5"> = 1, </text:span><text:span text:style-name="T4">Smallest Hole</text:span><text:span text:style-name="T5"> = 0.25, </text:span><text:span text:style-name="T4">Backface Threshold</text:span><text:span text:style-name="T5"> = 100</text:span></text:p>
          </table:table-cell>
          <table:table-cell table:number-columns-repeated="1019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2">00.00.0000</text:date>, <text:time style:data-style-name="N2" text:time-value="08:11:07.94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02T08:11:14.293000000</dc:date>
    <meta:editing-duration>PT5H21M43S</meta:editing-duration>
    <meta:editing-cycles>16</meta:editing-cycles>
    <meta:generator>LibreOffice/7.1.2.1$Windows_X86_64 LibreOffice_project/094b4116e8de6d2085e9b65d26912d6eac4c74a9</meta:generator>
    <meta:document-statistic meta:table-count="1" meta:cell-count="23" meta:object-count="0"/>
  </office:meta>
</office:document-meta>
</file>